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98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THT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THT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THT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THT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2512-R012-1%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">
            <text:p>0,000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2" table:formula="of:=IF([.B58]&lt;&gt;&quot;&quot;;MIN([.H58];[.K58];[.N58];[.R58];[.U58]);&quot;&quot;)" office:value-type="currency" office:currency="EUR" office:value="0">
            <text:p>0,000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">
            <text:p>0,00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2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094">
            <text:p>0,009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094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THT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THT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1">
            <text:p>1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0.144">
            <text:p>0,144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6">
            <text:p>176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2.97121">
            <text:p>42,97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5903973873874">
            <text:p>67,59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74">
          <table:table-cell table:number-columns-repeated="1024"/>
        </table:table-row>
        <table:table-row table:style-name="ro13" table:number-rows-repeated="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30.06.2019</text:date>, <text:time>16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6-29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30T16:24:16</dc:date>
    <meta:editing-cycles>2983</meta:editing-cycles>
    <meta:editing-duration>P15DT21H35M19S</meta:editing-duration>
    <meta:generator>OpenOffice/4.1.6$Unix OpenOffice.org_project/416m1$Build-9790</meta:generator>
    <meta:document-statistic meta:table-count="1" meta:cell-count="208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